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54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11 kWh</text:p>
          </table:table-cell>
          <table:table-cell office:value-type="float" office:value="2060.28" calcext:value-type="float">
            <text:p>2060.2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13.3" calcext:value-type="float">
            <text:p>113.3</text:p>
          </table:table-cell>
          <table:table-cell office:value-type="float" office:value="17.86" calcext:value-type="float">
            <text:p>17.86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1917.41" calcext:value-type="float">
            <text:p>191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78 kWh</text:p>
          </table:table-cell>
          <table:table-cell office:value-type="float" office:value="2540.13" calcext:value-type="float">
            <text:p>2540.13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47.02" calcext:value-type="float">
            <text:p>147.02</text:p>
          </table:table-cell>
          <table:table-cell office:value-type="float" office:value="22.67" calcext:value-type="float">
            <text:p>22.67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2436.98" calcext:value-type="float">
            <text:p>2436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77 kWh</text:p>
          </table:table-cell>
          <table:table-cell office:value-type="float" office:value="2522.43" calcext:value-type="float">
            <text:p>2522.43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45.91" calcext:value-type="float">
            <text:p>145.91</text:p>
          </table:table-cell>
          <table:table-cell office:value-type="float" office:value="22.51" calcext:value-type="float">
            <text:p>22.51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2419.14" calcext:value-type="float">
            <text:p>2419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59 kWh</text:p>
          </table:table-cell>
          <table:table-cell office:value-type="float" office:value="2381.77" calcext:value-type="float">
            <text:p>2381.77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36.19" calcext:value-type="float">
            <text:p>136.19</text:p>
          </table:table-cell>
          <table:table-cell office:value-type="float" office:value="21.11" calcext:value-type="float">
            <text:p>21.11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2268.43" calcext:value-type="float">
            <text:p>2268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66 kWh</text:p>
          </table:table-cell>
          <table:table-cell office:value-type="float" office:value="2422.34" calcext:value-type="float">
            <text:p>2422.34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39.15" calcext:value-type="float">
            <text:p>139.15</text:p>
          </table:table-cell>
          <table:table-cell office:value-type="float" office:value="21.53" calcext:value-type="float">
            <text:p>21.53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313.52" calcext:value-type="float">
            <text:p>2313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57 kWh</text:p>
          </table:table-cell>
          <table:table-cell office:value-type="float" office:value="2348.07" calcext:value-type="float">
            <text:p>2348.07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34.07" calcext:value-type="float">
            <text:p>134.07</text:p>
          </table:table-cell>
          <table:table-cell office:value-type="float" office:value="20.8" calcext:value-type="float">
            <text:p>20.8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2234.5" calcext:value-type="float">
            <text:p>223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28 kWh</text:p>
          </table:table-cell>
          <table:table-cell office:value-type="float" office:value="2844.65" calcext:value-type="float">
            <text:p>2844.6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68.96" calcext:value-type="float">
            <text:p>168.96</text:p>
          </table:table-cell>
          <table:table-cell office:value-type="float" office:value="25.77" calcext:value-type="float">
            <text:p>25.77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772.05" calcext:value-type="float">
            <text:p>2772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.53" calcext:value-type="float">
            <text:p>202.53</text:p>
          </table:table-cell>
          <table:table-cell office:value-type="float" office:value="158.47" calcext:value-type="float">
            <text:p>158.47</text:p>
          </table:table-cell>
          <table:table-cell office:value-type="string" calcext:value-type="string">
            <text:p>584 kWh</text:p>
          </table:table-cell>
          <table:table-cell office:value-type="float" office:value="4291.18" calcext:value-type="float">
            <text:p>4291.1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270.34" calcext:value-type="float">
            <text:p>270.34</text:p>
          </table:table-cell>
          <table:table-cell office:value-type="float" office:value="42.23" calcext:value-type="float">
            <text:p>42.23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4535.62" calcext:value-type="float">
            <text:p>4535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90 kWh</text:p>
          </table:table-cell>
          <table:table-cell office:value-type="float" office:value="2523.34" calcext:value-type="float">
            <text:p>2523.3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47.36" calcext:value-type="float">
            <text:p>147.36</text:p>
          </table:table-cell>
          <table:table-cell office:value-type="float" office:value="22.67" calcext:value-type="float">
            <text:p>22.67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2437.47" calcext:value-type="float">
            <text:p>2437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70 kWh</text:p>
          </table:table-cell>
          <table:table-cell office:value-type="float" office:value="2349.89" calcext:value-type="float">
            <text:p>2349.89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5.34" calcext:value-type="float">
            <text:p>135.34</text:p>
          </table:table-cell>
          <table:table-cell office:value-type="float" office:value="20.96" calcext:value-type="float">
            <text:p>20.96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2252.21" calcext:value-type="float">
            <text:p>2252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96 kWh</text:p>
          </table:table-cell>
          <table:table-cell office:value-type="float" office:value="2518.49" calcext:value-type="float">
            <text:p>2518.49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47.26" calcext:value-type="float">
            <text:p>147.26</text:p>
          </table:table-cell>
          <table:table-cell office:value-type="float" office:value="22.66" calcext:value-type="float">
            <text:p>22.66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2435.42" calcext:value-type="float">
            <text:p>2435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61 kWh</text:p>
          </table:table-cell>
          <table:table-cell office:value-type="float" office:value="2243.01" calcext:value-type="float">
            <text:p>2243.01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28.1" calcext:value-type="float">
            <text:p>128.1</text:p>
          </table:table-cell>
          <table:table-cell office:value-type="float" office:value="19.91" calcext:value-type="float">
            <text:p>19.91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2139.11" calcext:value-type="float">
            <text:p>2139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56:30.218000000</meta:creation-date>
    <dc:date>2018-03-26T18:58:35.211000000</dc:date>
    <meta:editing-duration>PT2M5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